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be5" officeooo:paragraph-rsid="00128be5"/>
    </style:style>
    <style:style style:name="P2" style:family="paragraph" style:parent-style-name="Standard">
      <style:text-properties officeooo:paragraph-rsid="0012e1d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e1da" officeooo:paragraph-rsid="0012e1d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6391" officeooo:paragraph-rsid="00136391" style:font-weight-asian="bold" style:font-weight-complex="bold"/>
    </style:style>
    <style:style style:name="P5" style:family="paragraph" style:parent-style-name="Standard">
      <style:text-properties officeooo:rsid="00133ecf" officeooo:paragraph-rsid="00133ecf"/>
    </style:style>
    <style:style style:name="P6" style:family="paragraph" style:parent-style-name="Standard">
      <style:text-properties officeooo:rsid="00136391" officeooo:paragraph-rsid="00136391"/>
    </style:style>
    <style:style style:name="P7" style:family="paragraph" style:parent-style-name="Standard">
      <style:text-properties style:text-position="0% 100%" fo:font-size="12pt" fo:font-weight="normal" officeooo:rsid="00136391" officeooo:paragraph-rsid="0013639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fo:font-weight="normal" officeooo:rsid="00128be5" officeooo:paragraph-rsid="0015e12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136391" officeooo:paragraph-rsid="00136391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1548b1" officeooo:paragraph-rsid="001548b1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style:text-underline-style="none" fo:font-weight="normal" officeooo:rsid="00136391" officeooo:paragraph-rsid="0013639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style:text-underline-style="none" fo:font-weight="normal" officeooo:rsid="0015fc1d" officeooo:paragraph-rsid="0015fc1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text-position="0% 100%" fo:font-size="12pt" style:text-underline-style="none" fo:font-weight="normal" officeooo:rsid="001548b1" officeooo:paragraph-rsid="001548b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136391" officeooo:paragraph-rsid="00136391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text-properties officeooo:rsid="0012e1da" officeooo:paragraph-rsid="0012e1da"/>
    </style:style>
    <style:style style:name="P16" style:family="paragraph" style:parent-style-name="Standard" style:list-style-name="L4">
      <style:text-properties officeooo:rsid="0012e1da" officeooo:paragraph-rsid="0012e1da"/>
    </style:style>
    <style:style style:name="P17" style:family="paragraph" style:parent-style-name="Standard" style:list-style-name="L5">
      <style:text-properties officeooo:rsid="0012e1da" officeooo:paragraph-rsid="0012e1da"/>
    </style:style>
    <style:style style:name="P18" style:family="paragraph" style:parent-style-name="Standard" style:list-style-name="L3">
      <style:text-properties officeooo:rsid="00136391" officeooo:paragraph-rsid="00136391"/>
    </style:style>
    <style:style style:name="P19" style:family="paragraph" style:parent-style-name="Standard" style:list-style-name="L4">
      <style:text-properties officeooo:paragraph-rsid="0012e1da"/>
    </style:style>
    <style:style style:name="P20" style:family="paragraph" style:parent-style-name="Standard" style:list-style-name="L5">
      <style:text-properties officeooo:rsid="00133ecf" officeooo:paragraph-rsid="00133ecf"/>
    </style:style>
    <style:style style:name="T1" style:family="text">
      <style:text-properties officeooo:rsid="00128be5"/>
    </style:style>
    <style:style style:name="T2" style:family="text">
      <style:text-properties officeooo:rsid="0012e1da"/>
    </style:style>
    <style:style style:name="T3" style:family="text">
      <style:text-properties officeooo:rsid="00133ecf"/>
    </style:style>
    <style:style style:name="T4" style:family="text">
      <style:text-properties officeooo:rsid="00136391"/>
    </style:style>
    <style:style style:name="T5" style:family="text">
      <style:text-properties style:text-position="super 58%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548b1"/>
    </style:style>
    <style:style style:name="T8" style:family="text">
      <style:text-properties officeooo:rsid="00172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</text:p>
      <text:p text:style-name="P1">- fenêtre</text:p>
      <text:p text:style-name="P1">- menu</text:p>
      <text:p text:style-name="P1">- <text:span text:style-name="T7">partie</text:span></text:p>
      <text:p text:style-name="P1">- niveaux (tableaux) → <text:span text:style-name="T7">c</text:span>a<text:span text:style-name="T7">se</text:span><text:span text:style-name="T2"> (booléen)</text:span></text:p>
      <text:p text:style-name="P1">- super classe entité → fixe (points, bonus) / <text:s/>mobiles? (pac-man, fantômes)</text:p>
      <text:p text:style-name="P1">- <text:span text:style-name="T7">musique</text:span></text:p>
      <text:p text:style-name="P2"/>
      <text:p text:style-name="P2"/>
      <text:p text:style-name="P4">Commentaires et remarques:</text:p>
      <text:p text:style-name="P6">En mode mangeable, les fantômes, vont plus vite que toi (a part 1<text:span text:style-name="T5">er </text:span><text:span text:style-name="T6">niveau) et moins vite avec le pac-gum.</text:span></text:p>
      <text:p text:style-name="P7">La vitesse des fantômes augmente entre chaque niveau</text:p>
      <text:p text:style-name="P8">Tout en protected</text:p>
      <text:p text:style-name="P7"/>
      <text:p text:style-name="P7"/>
      <text:p text:style-name="P7"/>
      <text:p text:style-name="P7"/>
      <text:p text:style-name="P7"/>
      <text:p text:style-name="P9">Tableau:</text:p>
      <text:p text:style-name="P11">Classe case avec les coordonnées qui fait le lien entre tableau et les entités </text:p>
      <text:p text:style-name="P12">Taille du tableau: constante</text:p>
      <text:p text:style-name="P11"/>
      <text:p text:style-name="P10">Case:</text:p>
      <text:list xml:id="list1833344217" text:style-name="L1">
        <text:list-item>
          <text:p text:style-name="P13">coordonnés</text:p>
        </text:list-item>
        <text:list-item>
          <text:p text:style-name="P13">lien vers entités</text:p>
        </text:list-item>
        <text:list-item>
          <text:p text:style-name="P13">booléen (mur ou pas)</text:p>
          <text:p text:style-name="P13"/>
        </text:list-item>
      </text:list>
      <text:p text:style-name="P9">Entités:</text:p>
      <text:p text:style-name="P9">-</text:p>
      <text:p text:style-name="P9"/>
      <text:p text:style-name="P3"><text:span text:style-name="T4">Entités m</text:span>obiles:</text:p>
      <text:p text:style-name="P2"><text:span text:style-name="T1">- </text:span><text:span text:style-name="T2">Pac-man:</text:span></text:p>
      <text:list xml:id="list4172994586" text:style-name="L2">
        <text:list-item>
          <text:p text:style-name="P15">déplacements</text:p>
        </text:list-item>
      </text:list>
      <text:p text:style-name="P2"/>
      <text:p text:style-name="P2">- <text:span text:style-name="T4">Fantôme</text:span></text:p>
      <text:list xml:id="list2946046154" text:style-name="L3">
        <text:list-item>
          <text:p text:style-name="P18">attribut – pacGum (fantôme apeuré si 1)</text:p>
        </text:list-item>
      </text:list>
      <text:p text:style-name="P2"/>
      <text:p text:style-name="P3"><text:span text:style-name="T4">Entités F</text:span>ixes:</text:p>
      <text:p text:style-name="P2">- <text:span text:style-name="T2">Attribut – score</text:span></text:p>
      <text:p text:style-name="P2"/>
      <text:p text:style-name="P2">- <text:span text:style-name="T2">Bonus:</text:span></text:p>
      <text:list xml:id="list3020160724" text:style-name="L4">
        <text:list-item>
          <text:p text:style-name="P16">attribut – timer <text:span text:style-name="T3">(avant disparition)</text:span></text:p>
        </text:list-item>
        <text:list-item>
          <text:p text:style-name="P19"><text:span text:style-name="T2">constructeur – design selon score </text:span><text:span text:style-name="T3">passé en paramètre</text:span></text:p>
        </text:list-item>
      </text:list>
      <text:p text:style-name="P5"/>
      <text:p text:style-name="P2"/>
      <text:p text:style-name="P2">- <text:span text:style-name="T2">Points</text:span></text:p>
      <text:list xml:id="list1713462581" text:style-name="L5">
        <text:list-item>
          <text:p text:style-name="P17">attribut – booléen <text:span text:style-name="T3">pac gum </text:span><text:span text:style-name="T8">(Si c’est une gum à ramasser ou pas)</text:span></text:p>
        </text:list-item>
        <text:list-item>
          <text:p text:style-name="P20">constructeur – définit le score selon pac gum passé en paramètr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5:47:49.407000000</meta:creation-date>
    <dc:date>2021-05-06T15:24:36.291000000</dc:date>
    <meta:editing-duration>PT50M10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4" meta:word-count="157" meta:character-count="890" meta:non-whitespace-character-count="768"/>
  </office:meta>
</office:document-meta>
</file>